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fo:font-size="6pt" officeooo:rsid="001341ba" officeooo:paragraph-rsid="0014d94f" style:font-size-asian="6pt" style:font-size-complex="6pt"/>
    </style:style>
    <style:style style:name="P2" style:family="paragraph" style:parent-style-name="Preformatted_20_Text">
      <style:paragraph-properties fo:margin-top="0in" fo:margin-bottom="0.1965in" loext:contextual-spacing="false"/>
      <style:text-properties fo:font-size="6pt" style:font-size-asian="6pt" style:font-size-complex="6pt"/>
    </style:style>
    <style:style style:name="P3" style:family="paragraph" style:parent-style-name="List_20_Contents">
      <style:paragraph-properties fo:margin-top="0in" fo:margin-bottom="0.1965in" loext:contextual-spacing="false"/>
    </style:style>
    <style:style style:name="P4" style:family="paragraph" style:parent-style-name="List_20_Contents">
      <style:paragraph-properties fo:margin-top="0in" fo:margin-bottom="0.1965in" loext:contextual-spacing="false"/>
      <style:text-properties fo:font-size="6pt" style:font-size-asian="6pt" style:font-size-complex="6pt"/>
    </style:style>
    <style:style style:name="P5" style:family="paragraph" style:parent-style-name="Heading_20_4">
      <style:text-properties fo:font-size="6pt" officeooo:rsid="001341ba" officeooo:paragraph-rsid="001341ba" style:font-size-asian="6pt" style:font-size-complex="6pt"/>
    </style:style>
    <style:style style:name="P6" style:family="paragraph" style:parent-style-name="Heading_20_4">
      <style:text-properties fo:font-size="6pt" officeooo:rsid="0014d94f" officeooo:paragraph-rsid="0014d94f" style:font-size-asian="6pt" style:font-size-complex="6pt"/>
    </style:style>
    <style:style style:name="P7" style:family="paragraph" style:parent-style-name="Standard">
      <style:text-properties fo:font-size="10pt" officeooo:rsid="001341ba" officeooo:paragraph-rsid="001341ba" style:font-size-asian="10pt" style:font-size-complex="10pt"/>
    </style:style>
    <style:style style:name="P8" style:family="paragraph" style:parent-style-name="Standard">
      <style:text-properties fo:font-size="10pt" officeooo:rsid="001341ba" officeooo:paragraph-rsid="0014d94f" style:font-size-asian="10pt" style:font-size-complex="10pt"/>
    </style:style>
    <style:style style:name="P9" style:family="paragraph" style:parent-style-name="Standard">
      <style:text-properties fo:font-size="10pt" officeooo:rsid="001463b6" officeooo:paragraph-rsid="001463b6" style:font-size-asian="10pt" style:font-size-complex="10pt"/>
    </style:style>
    <style:style style:name="P10" style:family="paragraph" style:parent-style-name="Standard">
      <style:text-properties fo:font-size="10pt" officeooo:rsid="001463b6" officeooo:paragraph-rsid="0014d94f" style:font-size-asian="10pt" style:font-size-complex="10pt"/>
    </style:style>
    <style:style style:name="P11" style:family="paragraph" style:parent-style-name="Standard">
      <style:text-properties fo:font-size="10pt" officeooo:rsid="0014d94f" officeooo:paragraph-rsid="0014d94f" style:font-size-asian="10pt" style:font-size-complex="10pt"/>
    </style:style>
    <style:style style:name="P12" style:family="paragraph" style:parent-style-name="Standard">
      <style:text-properties fo:font-size="10pt" style:text-underline-style="solid" style:text-underline-width="auto" style:text-underline-color="font-color" fo:font-weight="bold" officeooo:rsid="001463b6" officeooo:paragraph-rsid="001463b6" style:font-size-asian="10pt" style:font-weight-asian="bold" style:font-size-complex="10pt" style:font-weight-complex="bold"/>
    </style:style>
    <style:style style:name="P13" style:family="paragraph" style:parent-style-name="Standard">
      <style:text-properties fo:font-size="10pt" style:text-underline-style="solid" style:text-underline-width="auto" style:text-underline-color="font-color" fo:font-weight="bold" officeooo:rsid="0014d94f" officeooo:paragraph-rsid="0014d94f" style:font-size-asian="10pt" style:font-weight-asian="bold" style:font-size-complex="10pt" style:font-weight-complex="bold"/>
    </style:style>
    <style:style style:name="P14" style:family="paragraph" style:parent-style-name="Standard">
      <style:text-properties style:text-underline-style="solid" style:text-underline-width="auto" style:text-underline-color="font-color" fo:font-weight="bold" officeooo:rsid="001463b6" officeooo:paragraph-rsid="001463b6" style:font-weight-asian="bold" style:font-weight-complex="bold"/>
    </style:style>
    <style:style style:name="P15" style:family="paragraph" style:parent-style-name="Text_20_body">
      <style:text-properties fo:font-size="6pt" style:font-size-asian="6pt" style:font-size-complex="6pt"/>
    </style:style>
    <style:style style:name="P16" style:family="paragraph" style:parent-style-name="List_20_Heading">
      <style:text-properties fo:font-size="6pt" style:font-size-asian="6pt" style:font-size-complex="6pt"/>
    </style:style>
    <style:style style:name="P17" style:family="paragraph" style:parent-style-name="Standard">
      <style:text-properties fo:font-size="10pt" officeooo:rsid="0014d94f" officeooo:paragraph-rsid="0014d94f" style:font-size-asian="10pt" style:font-size-complex="10pt"/>
    </style:style>
    <style:style style:name="P18" style:family="paragraph" style:parent-style-name="Standard">
      <style:text-properties fo:font-size="10pt" officeooo:rsid="0017ef9d" officeooo:paragraph-rsid="0017ef9d" style:font-size-asian="10pt" style:font-size-complex="10pt"/>
    </style:style>
    <style:style style:name="P19" style:family="paragraph" style:parent-style-name="List_20_Contents" style:list-style-name="L1">
      <style:text-properties fo:font-size="6pt" style:font-size-asian="6pt" style:font-size-complex="6pt"/>
    </style:style>
    <style:style style:name="P20" style:family="paragraph" style:parent-style-name="List_20_Contents" style:list-style-name="L2"/>
    <style:style style:name="P21" style:family="paragraph" style:parent-style-name="List_20_Contents" style:list-style-name="L1">
      <style:paragraph-properties fo:margin-top="0in" fo:margin-bottom="0.1965in" loext:contextual-spacing="false"/>
    </style:style>
    <style:style style:name="P22" style:family="paragraph" style:parent-style-name="List_20_Contents" style:list-style-name="L2">
      <style:paragraph-properties fo:margin-top="0in" fo:margin-bottom="0.1965in" loext:contextual-spacing="false"/>
    </style:style>
    <style:style style:name="P23" style:family="paragraph" style:parent-style-name="Text_20_body" style:list-style-name="L1"/>
    <style:style style:name="P24" style:family="paragraph" style:parent-style-name="Text_20_body" style:list-style-name="L1">
      <style:text-properties fo:font-size="6pt" style:font-size-asian="6pt" style:font-size-complex="6pt"/>
    </style:style>
    <style:style style:name="P25" style:family="paragraph" style:parent-style-name="Text_20_body" style:list-style-name="L2">
      <style:paragraph-properties fo:margin-top="0in" fo:margin-bottom="0in" loext:contextual-spacing="false"/>
      <style:text-properties fo:font-size="6pt" style:font-size-asian="6pt" style:font-size-complex="6pt"/>
    </style:style>
    <style:style style:name="P26" style:family="paragraph" style:parent-style-name="List_20_Heading" style:list-style-name="L1">
      <style:text-properties fo:font-size="6pt" style:font-size-asian="6pt" style:font-size-complex="6pt"/>
    </style:style>
    <style:style style:name="P27" style:family="paragraph" style:parent-style-name="List_20_Heading" style:list-style-name="L2">
      <style:text-properties fo:font-size="6pt" style:font-size-asian="6pt" style:font-size-complex="6pt"/>
    </style:style>
    <style:style style:name="P28" style:family="paragraph" style:parent-style-name="Preformatted_20_Text" style:list-style-name="L1">
      <style:paragraph-properties fo:margin-top="0in" fo:margin-bottom="0.1965in" loext:contextual-spacing="false"/>
      <style:text-properties fo:font-size="6pt" style:font-size-asian="6pt" style:font-size-complex="6pt"/>
    </style:style>
    <style:style style:name="P29" style:family="paragraph" style:parent-style-name="Preformatted_20_Text" style:list-style-name="L2">
      <style:paragraph-properties fo:margin-top="0in" fo:margin-bottom="0.1965in" loext:contextual-spacing="false"/>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size="10pt" officeooo:rsid="001341ba" style:font-size-asian="10pt" style:font-size-complex="10pt"/>
    </style:style>
    <style:style style:name="T3" style:family="text">
      <style:text-properties fo:font-size="6pt" style:font-size-asian="6pt" style:font-size-complex="6pt"/>
    </style:style>
    <style:style style:name="T4" style:family="text">
      <style:text-properties officeooo:rsid="0014d94f"/>
    </style:style>
    <style:style style:name="T5" style:family="text">
      <style:text-properties officeooo:rsid="0016d0a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blic int arrive​()</text:p>
      <text:p text:style-name="P15">Arrives at this phaser, without waiting for others to arrive. </text:p>
      <text:p text:style-name="Text_20_body"><text:span text:style-name="T3">It is a usage error for an unregistered party to invoke this method. However, this error may result in an </text:span><text:span text:style-name="Source_20_Text"><text:span text:style-name="T3">IllegalStateException</text:span></text:span><text:span text:style-name="T3"> only upon some subsequent operation on this phaser, if ever.</text:span></text:p>
      <text:p text:style-name="P16">Returns: </text:p>
      <text:p text:style-name="P4">the arrival phase number, or a negative value if terminated</text:p>
      <text:p text:style-name="P14"><text:span text:style-name="T2">P</text:span><text:span text:style-name="T1">ossible Cases</text:span></text:p>
      <text:p text:style-name="P7"/>
      <text:p text:style-name="P7">1. You arrive at the method and there are no registered parties what so ever. Its a rogue arrive. Simply set the state of Phaser to terminated and throw exception of IllegalStateException.</text:p>
      <text:p text:style-name="P7"/>
      <text:p text:style-name="P7">2. You arrive at the method and this is the only registered party so counting down the parties we reach the end of current phase. Result action is increment the phase to next number. Return the current phase number which finished. Parties is unaffected.</text:p>
      <text:p text:style-name="P7"/>
      <text:p text:style-name="P7">The same applies to last arrive as well. If this is last arrival that finishes the current phase then simply notify ?</text:p>
      <text:p text:style-name="P7"/>
      <text:p text:style-name="P7">3. More parties are present. This is not the last party to arrive. So simply reduce the m_counter and return the current phase number. Nothing else needs to be done.</text:p>
      <text:p text:style-name="P7"/>
      <text:h text:style-name="P5" text:outline-level="4">arriveAndDeregister</text:h>
      <text:list xml:id="list4481460950528429055" text:style-name="L1">
        <text:list-header>
          <text:p text:style-name="P28">public int arriveAndDeregister​()</text:p>
          <text:p text:style-name="P24">Arrives at this phaser and deregisters from it without waiting for others to arrive. Deregistration reduces the number of parties required to advance in future phases. If this phaser has a parent, and deregistration causes this phaser to have zero parties, this phaser is also deregistered from its parent. </text:p>
          <text:p text:style-name="P23"><text:span text:style-name="T3">It is a usage error for an unregistered party to invoke this method. However, this error may result in an </text:span><text:span text:style-name="Source_20_Text"><text:span text:style-name="T3">IllegalStateException</text:span></text:span><text:span text:style-name="T3"> only upon some subsequent operation on this phaser, if ever.</text:span></text:p>
          <text:p text:style-name="P26">Returns: </text:p>
          <text:p text:style-name="P19">the arrival phase number, or a negative value if terminated </text:p>
          <text:p text:style-name="P26">Throws: </text:p>
          <text:p text:style-name="P21"><text:a xlink:type="simple" xlink:href="https://docs.oracle.com/javase/9/docs/api/java/lang/IllegalStateException.html" text:style-name="Internet_20_link" text:visited-style-name="Visited_20_Internet_20_Link"><text:span text:style-name="Source_20_Text"><text:span text:style-name="T3">IllegalStateException</text:span></text:span></text:a><text:span text:style-name="T3"> - if not terminated and the number of registered or unarrived parties would become negative </text:span></text:p>
        </text:list-header>
      </text:list>
      <text:p text:style-name="P12">Possible cases</text:p>
      <text:p text:style-name="P9"/>
      <text:p text:style-name="P9">1. This is arrive + deregistration = Hence all cases of arrive apply here with added extra work of deregistration in case of</text:p>
      <text:p text:style-name="P10"><text:s text:c="4"/>cases 2 and 3 for arrive. <text:s/><text:span text:style-name="T4">Now for case of last arrival and deregistration if the parties and count is zero then Phaser needs</text:span></text:p>
      <text:p text:style-name="P11"><text:s text:c="4"/>to be set to terminated state. </text:p>
      <text:p text:style-name="P10"/>
      <text:p text:style-name="P1"/>
      <text:p text:style-name="P1">public int arriveAndAwaitAdvance​()</text:p>
      <text:p text:style-name="Text_20_body"><text:span text:style-name="T3">Arrives at this phaser and awaits others. Equivalent in effect to </text:span><text:span text:style-name="Source_20_Text"><text:span text:style-name="T3">awaitAdvance(arrive())</text:span></text:span><text:span text:style-name="T3">. If you need to await with interruption or timeout, you can arrange this with an analogous construction using one of the other forms of the </text:span><text:span text:style-name="Source_20_Text"><text:span text:style-name="T3">awaitAdvance</text:span></text:span><text:span text:style-name="T3"> method. If instead you need to deregister upon arrival, use </text:span><text:span text:style-name="Source_20_Text"><text:span text:style-name="T3">awaitAdvance(arriveAndDeregister())</text:span></text:span><text:span text:style-name="T3">. </text:span></text:p>
      <text:p text:style-name="Text_20_body"><text:span text:style-name="T3">It is a usage error for an unregistered party to invoke this method. However, this error may result in an </text:span><text:span text:style-name="Source_20_Text"><text:span text:style-name="T3">IllegalStateException</text:span></text:span><text:span text:style-name="T3"> only upon some subsequent operation on this phaser, if ever.</text:span></text:p>
      <text:p text:style-name="P16">Returns: </text:p>
      <text:p text:style-name="List_20_Contents"><text:span text:style-name="T3">the arrival phase number, or the (negative) </text:span><text:a xlink:type="simple" xlink:href="https://docs.oracle.com/javase/9/docs/api/java/util/concurrent/Phaser.html#getPhase--" text:style-name="Internet_20_link" text:visited-style-name="Visited_20_Internet_20_Link"><text:span text:style-name="T3">current phase</text:span></text:a><text:span text:style-name="T3"> if terminated </text:span></text:p>
      <text:p text:style-name="P16">Throws: </text:p>
      <text:p text:style-name="P3"><text:a xlink:type="simple" xlink:href="https://docs.oracle.com/javase/9/docs/api/java/lang/IllegalStateException.html" text:style-name="Internet_20_link" text:visited-style-name="Visited_20_Internet_20_Link"><text:span text:style-name="Source_20_Text"><text:span text:style-name="T3">IllegalStateException</text:span></text:span></text:a><text:span text:style-name="T3"> - if not terminated and the number of unarrived parties would become negative </text:span></text:p>
      <text:p text:style-name="P8"/>
      <text:p text:style-name="P13">Possible Cases</text:p>
      <text:p text:style-name="P7"/>
      <text:p text:style-name="P11">1. This is really the case of arrive and then await till the current phase trips and when so happens continue / unblock.</text:p>
      <text:p text:style-name="P11"><text:s text:c="5"/>If arrival is good then added work is wait for advance to next phase. I.e wait for current phase completion. </text:p>
      <text:p text:style-name="P11"><text:s text:c="6"/>If terminated returns the -ve phase number. If went into illegal state then throws exception.</text:p>
      <text:p text:style-name="P11"/>
      <text:p text:style-name="P11"/>
      <text:p text:style-name="P11"/>
      <text:p text:style-name="P11"/>
      <text:h text:style-name="P6" text:outline-level="4"><text:soft-page-break/></text:h>
      <text:h text:style-name="P6" text:outline-level="4">AwaitAdvance</text:h>
      <text:list xml:id="list7357032182843176180" text:style-name="L2">
        <text:list-header>
          <text:p text:style-name="P29">public int awaitAdvance​(int phase)</text:p>
          <text:p text:style-name="P25">Awaits the phase of this <text:span text:style-name="T5">phase</text:span> to advance from the given phase value, returning immediately if the current phase is not equal to the given phase value or this phaser is terminated.</text:p>
          <text:p text:style-name="P27">Parameters: </text:p>
          <text:p text:style-name="P20"><text:span text:style-name="Source_20_Text"><text:span text:style-name="T3">phase</text:span></text:span><text:span text:style-name="T3"> - an arrival phase number, or negative value if terminated; this argument is normally the value returned by a previous call to </text:span><text:span text:style-name="Source_20_Text"><text:span text:style-name="T3">arrive</text:span></text:span><text:span text:style-name="T3"> or </text:span><text:span text:style-name="Source_20_Text"><text:span text:style-name="T3">arriveAndDeregister</text:span></text:span><text:span text:style-name="T3">. </text:span></text:p>
          <text:p text:style-name="P27">Returns: </text:p>
          <text:p text:style-name="P22"><text:span text:style-name="T3">the next arrival phase number, or the argument if it is negative, or the (negative) </text:span><text:a xlink:type="simple" xlink:href="https://docs.oracle.com/javase/9/docs/api/java/util/concurrent/Phaser.html#getPhase--" text:style-name="Internet_20_link" text:visited-style-name="Visited_20_Internet_20_Link"><text:span text:style-name="T3">current phase</text:span></text:a><text:span text:style-name="T3"> if terminated </text:span></text:p>
        </text:list-header>
      </text:list>
      <text:p text:style-name="P11"/>
      <text:p text:style-name="P11">This case is simply waiting for the advancement to next phase and when the current phase trips / finishes it simply returns the current phase number. Cases for blow up are -ve phase number if current phase is terminated. It does not throw any exceptions.</text:p>
      <text:p text:style-name="P11"/>
      <text:p text:style-name="P18">If -ve argument is passed then return it as i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9:52:17.863418152</meta:creation-date>
    <dc:date>2018-09-04T21:02:59.713346636</dc:date>
    <meta:editing-duration>PT26M17S</meta:editing-duration>
    <meta:editing-cycles>4</meta:editing-cycles>
    <meta:generator>LibreOffice/5.1.6.2.0$Linux_X86_64 LibreOffice_project/10$Build-2</meta:generator>
    <meta:document-statistic meta:table-count="0" meta:image-count="0" meta:object-count="0" meta:page-count="2" meta:paragraph-count="42" meta:word-count="674" meta:character-count="4054" meta:non-whitespace-character-count="3376"/>
  </office:meta>
</office:document-meta>
</file>